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rarion serif" svg:font-family="'Librar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db36f" officeooo:paragraph-rsid="000db36f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style="italic" fo:font-weight="bold" officeooo:rsid="000db36f" officeooo:paragraph-rsid="000db36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normal" officeooo:rsid="00128d8c" officeooo:paragraph-rsid="00128d8c" style:font-style-asian="normal" style:font-style-complex="normal"/>
    </style:style>
    <style:style style:name="P5" style:family="paragraph" style:parent-style-name="Standard">
      <style:text-properties fo:font-style="normal" officeooo:rsid="00152b8d" officeooo:paragraph-rsid="00152b8d" style:font-style-asian="normal" style:font-style-complex="normal"/>
    </style:style>
    <style:style style:name="P6" style:family="paragraph" style:parent-style-name="Standard">
      <style:text-properties fo:font-style="normal" fo:font-weight="bold" officeooo:rsid="00152b8d" officeooo:paragraph-rsid="00152b8d" style:font-style-asian="normal" style:font-weight-asian="bold" style:font-style-complex="normal" style:font-weight-complex="bold"/>
    </style:style>
    <style:style style:name="P7" style:family="paragraph" style:parent-style-name="Standard">
      <style:text-properties officeooo:paragraph-rsid="00152b8d"/>
    </style:style>
    <style:style style:name="P8" style:family="paragraph" style:parent-style-name="Standard">
      <style:paragraph-properties style:line-height-at-least="0.582cm"/>
      <style:text-properties style:use-window-font-color="true" style:font-name="Liberation Serif" fo:font-size="12pt" fo:font-weight="normal" fo:background-color="transparent"/>
    </style:style>
    <style:style style:name="P9" style:family="paragraph" style:parent-style-name="Standard">
      <style:paragraph-properties style:line-height-at-least="0.582cm"/>
      <style:text-properties style:use-window-font-color="true" style:font-name="Liberation Serif" fo:background-color="transparent"/>
    </style:style>
    <style:style style:name="P10" style:family="paragraph" style:parent-style-name="Standard">
      <style:text-properties style:use-window-font-color="true" style:font-name="Liberation Serif" officeooo:paragraph-rsid="00152b8d" fo:background-color="transparent"/>
    </style:style>
    <style:style style:name="P11" style:family="paragraph" style:parent-style-name="Standard">
      <style:text-properties style:font-name="Liberation Serif" fo:font-style="normal" officeooo:rsid="00152b8d" officeooo:paragraph-rsid="00152b8d" style:font-style-asian="normal" style:font-style-complex="normal"/>
    </style:style>
    <style:style style:name="T1" style:family="text">
      <style:text-properties officeooo:rsid="00152b8d"/>
    </style:style>
    <style:style style:name="T2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3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4" style:family="text">
      <style:text-properties fo:font-style="normal" officeooo:rsid="00152b8d" style:font-style-asian="normal" style:font-style-complex="normal"/>
    </style:style>
    <style:style style:name="T5" style:family="text">
      <style:text-properties fo:color="#ff79c6"/>
    </style:style>
    <style:style style:name="T6" style:family="text">
      <style:text-properties fo:color="#67e480"/>
    </style:style>
    <style:style style:name="T7" style:family="text">
      <style:text-properties fo:color="#e7de79"/>
    </style:style>
    <style:style style:name="T8" style:family="text">
      <style:text-properties fo:font-size="12pt" fo:font-style="normal" fo:font-weight="normal" officeooo:rsid="00152b8d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ftex – Atividade 0<text:span text:style-name="T1">4</text:span></text:p>
      <text:p text:style-name="P1"/>
      <text:p text:style-name="P3">Elabore um algoritmo que representa um cadastro. Ele deve ler os seguintes dados fornecidos pelo usuário:</text:p>
      <text:p text:style-name="Standard"/>
      <text:p text:style-name="Standard">- Nome</text:p>
      <text:p text:style-name="Standard">- Endereço</text:p>
      <text:p text:style-name="Standard">- Cidade</text:p>
      <text:p text:style-name="Standard">- CPF</text:p>
      <text:p text:style-name="Standard">- RG</text:p>
      <text:p text:style-name="Standard">- Idade</text:p>
      <text:p text:style-name="Standard">- Nome do pai</text:p>
      <text:p text:style-name="Standard">- Nome da mãe</text:p>
      <text:p text:style-name="Standard">- Peso</text:p>
      <text:p text:style-name="Standard">- Renda bruta</text:p>
      <text:p text:style-name="Standard"/>
      <text:p text:style-name="Standard">Apresente as informações solicitadas no final do cadastro.</text:p>
      <text:p text:style-name="P3"/>
      <text:p text:style-name="P4">Seguindo as orientação da tutora irei utilizar a linguagem de programação Javascript para a resolução dessa atividade. </text:p>
      <text:p text:style-name="P4"/>
      <text:p text:style-name="P7"><text:span text:style-name="T2">Projeto</text:span><text:span text:style-name="T3"> disponível em:</text:span><text:span text:style-name="T4"> </text:span><text:a xlink:type="simple" xlink:href="https://www.dropbox.com/sh/ub30erjltpbqxhj/AAD3mbMJs_SzfgFyFJBqfbXua?dl=0" text:style-name="Internet_20_link" text:visited-style-name="Visited_20_Internet_20_Link"><text:span text:style-name="T4">https://www.dropbox.com/sh/ub30erjltpbqxhj/AAD3mbMJs_SzfgFyFJBqfbXua?dl=0</text:span></text:a></text:p>
      <text:p text:style-name="P5"/>
      <text:p text:style-name="P10"><text:span text:style-name="T8">let input = require('prompt-sync')();</text:span></text:p>
      <text:p text:style-name="P8">console.log("Modelo de cadastro \n");</text:p>
      <text:p text:style-name="P8">console.log("Digite o nome do usuário: ");</text:p>
      <text:p text:style-name="P8">var nome = input();</text:p>
      <text:p text:style-name="P8">console.log("Digite o endereço: ");</text:p>
      <text:p text:style-name="P8">var endereco = input();</text:p>
      <text:p text:style-name="P8">console.log("Digite a cidade: ");</text:p>
      <text:p text:style-name="P8">var cidade = input();</text:p>
      <text:p text:style-name="P8">console.log("Digite o CPF: ");</text:p>
      <text:p text:style-name="P8">var cpf = input();</text:p>
      <text:p text:style-name="P8">console.log("Digite o RG: ");</text:p>
      <text:p text:style-name="P8">var rg = input();</text:p>
      <text:p text:style-name="P8">console.log("Digite a idade: ");</text:p>
      <text:p text:style-name="P8">var idade = input();</text:p>
      <text:p text:style-name="P8">console.log("Digite o nome do pai: ");</text:p>
      <text:p text:style-name="P8">var nomePai = input();</text:p>
      <text:p text:style-name="P8">console.log("Digite o nome da mãe: ");</text:p>
      <text:p text:style-name="P8">var nomeMae = input();</text:p>
      <text:p text:style-name="P8">console.log("Digite o peso: ");</text:p>
      <text:p text:style-name="P8">var peso = input();</text:p>
      <text:p text:style-name="P8">console.log("Digite renda: ");</text:p>
      <text:p text:style-name="P8">var renda = input();</text:p>
      <text:p text:style-name="P9"/>
      <text:p text:style-name="P8"><text:soft-page-break/>console.log("Cadastro realizado com sucesso!! \n\n");</text:p>
      <text:p text:style-name="P8">console.log("Bem-vindo " + nome + " atualmente você reside na " + endereco + "-" + cidade + ".\n" + "Seu CPF é: " + cpf + " e RG: " + rg + ".\n" + "Voce tem " + idade + " anos de idade. Seu pai é: " + nomePai + " e sua mãe: " + nomeMae + ".\n" + "Seu peso é de: " + peso + " quilos e sua renda é de: R$ " + renda + " reais");</text:p>
      <text:p text:style-name="P8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rarion serif" svg:font-family="'Librar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7-24T21:49:02.973992102</dc:date>
    <meta:editing-duration>PT10M28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39" meta:word-count="256" meta:character-count="1475" meta:non-whitespace-character-count="1256"/>
  </office:meta>
</office:document-meta>
</file>